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914cm" style:use-optimal-column-width="false"/>
    </style:style>
    <style:style style:name="co2" style:family="table-column">
      <style:table-column-properties style:column-width="0.985cm" style:use-optimal-column-width="false"/>
    </style:style>
    <style:style style:name="co3" style:family="table-column">
      <style:table-column-properties style:column-width="0.98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826cm" svg:height="1.696cm" svg:x="0.762cm" svg:y="3.0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163cm" svg:height="0.492cm" svg:x="-0.639cm" svg:y="0.744cm">
          <draw:text-box>
            <text:p text:style-name="P2"><text:span text:style-name="T1"><text:s/></text:span><text:span text:style-name="T1">eIF3</text:span></text:p>
          </draw:text-box>
        </draw:frame>
        <draw:frame draw:style-name="gr1" draw:text-style-name="P3" draw:layer="layout" svg:width="2.163cm" svg:height="0.492cm" svg:x="-0.639cm" svg:y="2.188cm">
          <draw:text-box>
            <text:p text:style-name="P2"><text:span text:style-name="T1">GAPD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0:04:06.695886586</dc:date>
    <dc:creator>ayf </dc:creator>
    <meta:editing-duration>PT22M29S</meta:editing-duration>
    <meta:editing-cycles>8</meta:editing-cycles>
    <meta:generator>LibreOffice/4.4.3.2$Linux_X86_64 LibreOffice_project/40m0$Build-2</meta:generator>
    <meta:document-statistic meta:object-count="26"/>
  </office:meta>
</office:document-meta>
</file>